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19cm" table:align="left"/>
    </style:style>
    <style:style style:name="Table1.A" style:family="table-column">
      <style:table-column-properties style:column-width="3.697cm"/>
    </style:style>
    <style:style style:name="Table1.B" style:family="table-column">
      <style:table-column-properties style:column-width="13.222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3.572cm" table:align="left"/>
    </style:style>
    <style:style style:name="Table2.A" style:family="table-column">
      <style:table-column-properties style:column-width="2.42cm"/>
    </style:style>
    <style:style style:name="Table2.B" style:family="table-column">
      <style:table-column-properties style:column-width="1.152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/>
    </style:style>
    <style:style style:name="P15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</style:style>
    <style:style style:name="P33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34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</style:style>
    <style:style style:name="P37" style:family="paragraph" style:parent-style-name="Heading_20_1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38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39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font-name="Arial" fo:font-size="16pt" fo:font-style="normal" style:text-underline-style="solid" style:text-underline-width="auto" style:text-underline-color="font-color" fo:font-weight="normal" fo:background-color="transparent"/>
    </style:style>
    <style:style style:name="P40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" fo:font-size="14pt" fo:font-style="italic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9" style:family="text">
      <style:text-properties fo:font-weight="bold" fo:background-color="transparent" loext:char-shading-value="0"/>
    </style:style>
    <style:style style:name="T10" style:family="text">
      <style:text-properties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<text:bookmark text:name="docs-internal-guid-baeea21f-7fff-7b10-686b-be6e3406fdca"/>Rover Team 1</text:h>
      <text:p text:style-name="Horizontal_20_Line"/>
      <text:h text:style-name="P38" text:outline-level="2">Constraints and Task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Weight</text:p>
          </table:table-cell>
          <table:table-cell table:style-name="Table1.A1" office:value-type="string">
            <text:p text:style-name="P2">20 Kg</text:p>
          </table:table-cell>
        </table:table-row>
        <table:table-row>
          <table:table-cell table:style-name="Table1.A1" office:value-type="string">
            <text:p text:style-name="P2">Terrain Traversal</text:p>
          </table:table-cell>
          <table:table-cell table:style-name="Table1.A1" office:value-type="string">
            <text:p text:style-name="P2">Obstacles upto 15 cm</text:p>
          </table:table-cell>
        </table:table-row>
        <table:table-row>
          <table:table-cell table:style-name="Table1.A1" table:number-rows-spanned="2" office:value-type="string">
            <text:p text:style-name="P2">Manual Task</text:p>
          </table:table-cell>
          <table:table-cell table:style-name="Table1.A1" office:value-type="string">
            <text:p text:style-name="P2">Manual traversal to 3 points</text:p>
          </table:table-cell>
        </table:table-row>
        <table:table-row>
          <table:covered-table-cell/>
          <table:table-cell table:style-name="Table1.A1" office:value-type="string">
            <text:p text:style-name="P2">Pick up object from one location to next</text:p>
          </table:table-cell>
        </table:table-row>
        <table:table-row>
          <table:table-cell table:style-name="Table1.A1" table:number-rows-spanned="2" office:value-type="string">
            <text:p text:style-name="P2">Autonomous</text:p>
          </table:table-cell>
          <table:table-cell table:style-name="Table1.A1" office:value-type="string">
            <text:p text:style-name="P2">Come to the start point automatically</text:p>
          </table:table-cell>
        </table:table-row>
        <table:table-row>
          <table:covered-table-cell/>
          <table:table-cell table:style-name="Table1.A1" office:value-type="string">
            <text:p text:style-name="P2">If signal is lost, come back to previous position where signal was strong</text:p>
          </table:table-cell>
        </table:table-row>
      </table:table>
      <text:p text:style-name="Text_20_body"/>
      <text:p text:style-name="P4">Requirements:</text:p>
      <text:list xml:id="list1063109867" text:style-name="L1">
        <text:list-item>
          <text:p text:style-name="P6">All circuits to be made in Proteus first then in ExpressPCB or Eagle</text:p>
        </text:list-item>
        <text:list-item>
          <text:p text:style-name="P6">Mechanical CAD Design needs to be finalized</text:p>
        </text:list-item>
      </text:list>
      <text:h text:style-name="P38" text:outline-level="2">Basic Task Layout</text:h>
      <text:p text:style-name="Horizontal_20_Line"/>
      <text:p text:style-name="P5">RF</text:p>
      <text:p text:style-name="P5">Image Compression</text:p>
      <text:p text:style-name="P5">GPS</text:p>
      <text:p text:style-name="Text_20_body"/>
      <text:h text:style-name="P39" text:outline-level="2">CSE (Amrit &amp; Dhrubanka)</text:h>
      <text:list xml:id="list1654523722" text:style-name="L2">
        <text:list-item>
          <text:p text:style-name="P7">RF / Wifi</text:p>
          <text:list>
            <text:list-item>
              <text:p text:style-name="P7">Communication between two PC using RF</text:p>
            </text:list-item>
            <text:list-item>
              <text:p text:style-name="P7">Establish connection between base pc and motor &amp; arm Arduinos</text:p>
            </text:list-item>
          </text:list>
        </text:list-item>
        <text:list-item>
          <text:p text:style-name="P7">Autonomous</text:p>
        </text:list-item>
        <text:list-item>
          <text:p text:style-name="P34">Coming back to start</text:p>
          <text:list>
            <text:list-item>
              <text:p text:style-name="P34">Using GPS</text:p>
            </text:list-item>
            <text:list-item>
              <text:p text:style-name="P34">Calculating distance using wheel rotation and time</text:p>
            </text:list-item>
            <text:list-item>
              <text:p text:style-name="P34">Mapping the whole surface?</text:p>
            </text:list-item>
          </text:list>
        </text:list-item>
        <text:list-item>
          <text:p text:style-name="P34">Signal is lost</text:p>
          <text:list>
            <text:list-item>
              <text:p text:style-name="P34">Signal would probably be lost when the bot moves forward</text:p>
            </text:list-item>
            <text:list-item>
              <text:p text:style-name="P34">Sol 1: Move back</text:p>
            </text:list-item>
            <text:list-item>
              <text:p text:style-name="P34">Sol 2: Use GPS To store last locations and move to it</text:p>
            </text:list-item>
          </text:list>
        </text:list-item>
        <text:list-item>
          <text:p text:style-name="P34">Object Detection</text:p>
          <text:list>
            <text:list-item>
              <text:p text:style-name="P7">Use Object Detection API to detect Objects</text:p>
            </text:list-item>
            <text:list-item>
              <text:p text:style-name="P7">Using tensorflow Object Detection API for object detection, in Laptop</text:p>
            </text:list-item>
            <text:list-item>
              <text:p text:style-name="P7"><text:soft-page-break/>Can use openCV as well to get it color accurate as well</text:p>
            </text:list-item>
          </text:list>
        </text:list-item>
        <text:list-item>
          <text:p text:style-name="P7">Camera</text:p>
          <text:list>
            <text:list-item>
              <text:p text:style-name="P7">2 cameras?</text:p>
            </text:list-item>
            <text:list-item>
              <text:p text:style-name="P7">One bent down for forklift and one for overview</text:p>
            </text:list-item>
          </text:list>
        </text:list-item>
      </text:list>
      <text:p text:style-name="Text_20_body"/>
      <text:p text:style-name="P32"><text:span text:style-name="T1">Probable idea for base to bot communications</text:span><text:span text:style-name="T6"> </text:span><text:span text:style-name="T2">- </text:span></text:p>
      <text:p text:style-name="Text_20_body"/>
      <text:list xml:id="list3457675351" text:style-name="L3">
        <text:list-item>
          <text:p text:style-name="P8">Rf module solution transfers data from one PC to another using a microcontroller (Arduino).</text:p>
        </text:list-item>
        <text:list-item>
          <text:p text:style-name="P8">w is a module that transfers data between transmitter and receiver in the 2.4ghz band.</text:p>
        </text:list-item>
        <text:list-item>
          <text:p text:style-name="P8">It can also be used to create a network tree between the transmitters and receivers.</text:p>
        </text:list-item>
        <text:list-item>
          <text:p text:style-name="P8">5 Arduinos can be accommodated second level onwards in each level of each node(kind of like b+ tree of size 5).</text:p>
        </text:list-item>
        <text:list-item>
          <text:p text:style-name="P8">Assign proper address to each Arduino and maintain log of function at each address.</text:p>
        </text:list-item>
        <text:list-item>
          <text:p text:style-name="P8">Can use the Arduino connected to the PC (receiving data from base) as master Arduino.</text:p>
        </text:list-item>
        <text:list-item>
          <text:p text:style-name="P8">This Arduino will send data to the other appropriate Arduino based on function associated with that address.</text:p>
        </text:list-item>
        <text:list-item>
          <text:p text:style-name="P8">We will create certain header types so that it can be used to differentiate between different functions. (Ex - if I send forward arrow from my PC, then Arduino will add header ‘1’ for movement or something like that)</text:p>
        </text:list-item>
        <text:list-item>
          <text:p text:style-name="P8">Receiver Arduino will see this header and determine what Arduino to send it to.</text:p>
        </text:list-item>
        <text:list-item>
          <text:p text:style-name="P8">Separate header to serially write to PC.</text:p>
        </text:list-item>
      </text:list>
      <text:p text:style-name="Text_20_body"/>
      <text:p text:style-name="P13">Problems - </text:p>
      <text:list xml:id="list3343266854" text:style-name="L4">
        <text:list-item>
          <text:p text:style-name="P9">Each pair costs around Rs500. (Because they give range of 100m)</text:p>
        </text:list-item>
        <text:list-item>
          <text:p text:style-name="P9">If we attach rf receiver module to the base Arduino, how will we add the nrf24l01 to the Arduino.</text:p>
        </text:list-item>
      </text:list>
      <text:p text:style-name="Text_20_body"/>
      <text:p text:style-name="P13">Further research left - </text:p>
      <text:list xml:id="list771491609" text:style-name="L5">
        <text:list-item>
          <text:p text:style-name="P10">Possibility of combining these two. (Rf and nrf24l01).</text:p>
        </text:list-item>
        <text:list-item>
          <text:p text:style-name="P10">Power consumption</text:p>
        </text:list-item>
        <text:list-item>
          <text:p text:style-name="P10">Stability </text:p>
        </text:list-item>
      </text:list>
      <text:p text:style-name="Text_20_body"/>
      <text:p text:style-name="P32"><text:a xlink:type="simple" xlink:href="https://www.engineersgarage.com/contribution/rf-data-communication-between-two-personal-computers-part-2223" text:style-name="Internet_20_link" text:visited-style-name="Visited_20_Internet_20_Link"><text:span text:style-name="T7">https://www.engineersgarage.com/contribution/rf-data-communication-between-two-personal-computers-part-2223</text:span></text:a></text:p>
      <text:p text:style-name="Text_20_body"/>
      <text:p text:style-name="P32"><text:a xlink:type="simple" xlink:href="https://youtu.be/7rcVeFFHcFM" text:style-name="Internet_20_link" text:visited-style-name="Visited_20_Internet_20_Link"><text:span text:style-name="T7">https://youtu.be/7rcVeFFHcFM</text:span></text:a><text:span text:style-name="T6"> </text:span><text:span text:style-name="T3">(video for above link)</text:span></text:p>
      <text:p text:style-name="Text_20_body"/>
      <text:p text:style-name="P32"><text:a xlink:type="simple" xlink:href="https://howtomechatronics.com/tutorials/arduino/arduino-and-hc-12-long-range-wireless-communication-module/" text:style-name="Internet_20_link" text:visited-style-name="Visited_20_Internet_20_Link"><text:span text:style-name="T7">Connection of HC12</text:span></text:a></text:p>
      <text:p text:style-name="P32"><text:a xlink:type="simple" xlink:href="https://github.com/lukepereira/ArduinoRadioFrequency" text:style-name="Internet_20_link" text:visited-style-name="Visited_20_Internet_20_Link"><text:span text:style-name="T7">Github Code of user lukepereira for HC12</text:span></text:a></text:p>
      <text:p text:style-name="P32"><text:soft-page-break/><text:a xlink:type="simple" xlink:href="https://forum.arduino.cc/index.php?topic=486876.0" text:style-name="Internet_20_link" text:visited-style-name="Visited_20_Internet_20_Link"><text:span text:style-name="T7">Forum for HC12</text:span></text:a></text:p>
      <text:p text:style-name="P5">https://www.allaboutcircuits.com/projects/understanding-and-implementing-the-hc-12-wireless-transceiver-module/</text:p>
      <text:p text:style-name="Text_20_body"/>
      <text:p text:style-name="P32"><text:a xlink:type="simple" xlink:href="https://youtu.be/xb7psLhKTMA" text:style-name="Internet_20_link" text:visited-style-name="Visited_20_Internet_20_Link"><text:span text:style-name="T7">https://youtu.be/xb7psLhKTMA</text:span></text:a><text:span text:style-name="T3">(video for above link)</text:span></text:p>
      <text:p text:style-name="Text_20_body"/>
      <text:p text:style-name="P32"><text:span text:style-name="T1">Probable idea for bot to base communications</text:span><text:span text:style-name="T6"> </text:span><text:span text:style-name="T2">- </text:span></text:p>
      <text:p text:style-name="Text_20_body"/>
      <text:list xml:id="list1448854969" text:style-name="L6">
        <text:list-item>
          <text:p text:style-name="P11">Need to find solution for reverse communication. Rf module is not bidirectional.</text:p>
        </text:list-item>
        <text:list-item>
          <text:p text:style-name="P11">Idea - write serially to Arduino in python script during object detection like yellow ball found or something , then transfer by rf.</text:p>
        </text:list-item>
        <text:list-item>
          <text:p text:style-name="P11">Problems with idea - base Arduino already has one rf receiver and nrf24l01, can we attach another rf transmitter?</text:p>
        </text:list-item>
        <text:list-item>
          <text:p text:style-name="P33"><text:span text:style-name="T3">Possible solution - </text:span><text:a xlink:type="simple" xlink:href="https://howtomechatronics.com/tutorials/arduino/arduino-and-hc-12-long-range-wireless-communication-module/" text:style-name="Internet_20_link" text:visited-style-name="Visited_20_Internet_20_Link"><text:span text:style-name="T7">https://howtomechatronics.com/tutorials/arduino/arduino-and-hc-12-long-range-wireless-communication-module/</text:span></text:a></text:p>
        </text:list-item>
        <text:list-item>
          <text:p text:style-name="P11">Claims 1000m in range and is bidirectional.</text:p>
        </text:list-item>
        <text:list-item>
          <text:p text:style-name="P11">Cost Rs1000 per pair.</text:p>
        </text:list-item>
      </text:list>
      <text:p text:style-name="Text_20_body"/>
      <text:p text:style-name="P32"><text:span text:style-name="T1">Base to central arduino  -</text:span><text:span text:style-name="T6"> </text:span></text:p>
      <text:p text:style-name="Text_20_body"/>
      <text:p text:style-name="P32"><text:span text:style-name="T4">Process</text:span><text:span text:style-name="T6"> </text:span><text:span text:style-name="T5">- </text:span></text:p>
      <text:list xml:id="list1903045012" text:style-name="L7">
        <text:list-item>
          <text:p text:style-name="P15">PC sends command(keyboard character) to arduino using serial communication(like arm control at bot last time).</text:p>
        </text:list-item>
        <text:list-item>
          <text:p text:style-name="P15">Cases defined in arduino attach a number indicating a function level (create hierarchy). Send to bot master arduino using RF module</text:p>
        </text:list-item>
        <text:list-item>
          <text:p text:style-name="P15">The bot master arduino receives the command along with the function level.</text:p>
        </text:list-item>
        <text:list-item>
          <text:p text:style-name="P15">Based on the function level, the master arduino transfers the function to the appropriate arduino.</text:p>
        </text:list-item>
      </text:list>
      <text:p text:style-name="Text_20_body"/>
      <text:p text:style-name="P32"><text:span text:style-name="T4">Components</text:span><text:span text:style-name="T6"> </text:span><text:span text:style-name="T5">- </text:span></text:p>
      <text:list xml:id="list871097580" text:style-name="L8">
        <text:list-item>
          <text:p text:style-name="P16">PCs (self made or raspi or laptop)</text:p>
        </text:list-item>
        <text:list-item>
          <text:p text:style-name="P16">Arduino </text:p>
        </text:list-item>
        <text:list-item>
          <text:p text:style-name="P16">RF (for base to bot)</text:p>
        </text:list-item>
        <text:list-item>
          <text:p text:style-name="P29"><text:span text:style-name="T10">NRF24L01 (for intra bot communication) </text:span><text:span text:style-name="T9">(not needed anymore, keep it in case later needed for something else)</text:span></text:p>
        </text:list-item>
      </text:list>
      <text:p text:style-name="Text_20_body"/>
      <text:p text:style-name="P14">Advantages - </text:p>
      <text:list xml:id="list3863660263" text:style-name="L9">
        <text:list-item>
          <text:p text:style-name="P17">Entire motor, arm and lab network can be done directly by arduino communication</text:p>
        </text:list-item>
        <text:list-item>
          <text:p text:style-name="P17">PC will be free to execute autonomous, object detection and feed.</text:p>
        </text:list-item>
      </text:list>
      <text:p text:style-name="Text_20_body"/>
      <text:p text:style-name="P14"><text:soft-page-break/>Problems - </text:p>
      <text:list xml:id="list3744801306" text:style-name="L10">
        <text:list-item>
          <text:p text:style-name="P18">Only one way communication.</text:p>
        </text:list-item>
        <text:list-item>
          <text:p text:style-name="P18">Costly to implement network - 550 for first transceiver pair and then half for extra piece onwards (speaking of current budget)</text:p>
        </text:list-item>
      </text:list>
      <text:p text:style-name="Text_20_body"/>
      <text:p text:style-name="P31">Base Setup  - </text:p>
      <text:p text:style-name="Text_20_body"/>
      <text:p text:style-name="P14">Process -  </text:p>
      <text:list xml:id="list1751466999" text:style-name="L11">
        <text:list-item>
          <text:p text:style-name="P19">Script on PC gets command from pressed keyboard characters. </text:p>
        </text:list-item>
        <text:list-item>
          <text:p text:style-name="P19">PC transfers the character to arduino via serial communication.</text:p>
        </text:list-item>
        <text:list-item>
          <text:p text:style-name="P19">Arduino searches in each level array. (predefined  - map levels according to requirements) </text:p>
        </text:list-item>
        <text:list-item>
          <text:p text:style-name="P19">Attaches level to character received and sends it as an object.</text:p>
        </text:list-item>
        <text:list-item>
          <text:p text:style-name="P19">Define pin in arduino code for sending data to RF module and attach data pin in module to same pin in arduino</text:p>
        </text:list-item>
      </text:list>
      <text:p text:style-name="P14">Doubts - </text:p>
      <text:list xml:id="list1638696271" text:style-name="L12">
        <text:list-item>
          <text:p text:style-name="P20">Is it possible to send objects by arduino?</text:p>
        </text:list-item>
        <text:list-item>
          <text:p text:style-name="P20">Possible to attach function level in PC script itself and send as an object to arduino? (will reduce load of linear searching from arduino, easier to implement in python script)</text:p>
        </text:list-item>
      </text:list>
      <text:p text:style-name="Text_20_body"/>
      <text:p text:style-name="P31">Bot Master Setup - </text:p>
      <text:p text:style-name="P30">(not needed anymore, keep it in case later needed for something else)</text:p>
      <text:p text:style-name="Text_20_body"/>
      <text:p text:style-name="P14">Process - </text:p>
      <text:list xml:id="list4234250999" text:style-name="L13">
        <text:list-item>
          <text:p text:style-name="P21">RF module receives data from the base module and sends it to arduino.</text:p>
        </text:list-item>
        <text:list-item>
          <text:p text:style-name="P21">In master arduino, decipher the function and level.</text:p>
        </text:list-item>
        <text:list-item>
          <text:p text:style-name="P21">Send to appropriate arduino or to PC accordingly.</text:p>
        </text:list-item>
      </text:list>
      <text:p text:style-name="Text_20_body"/>
      <text:p text:style-name="P14">Problem - </text:p>
      <text:list xml:id="list881446754" text:style-name="L14">
        <text:list-item>
          <text:p text:style-name="P22">PC and central arduino both will need access to base motor controls (arduino for manual, pc for autonomous)</text:p>
        </text:list-item>
        <text:list-item>
          <text:p text:style-name="P22">Linear communication only. Not possible to send data from bot PC to base PC by current setups. Meaning no feedback.</text:p>
        </text:list-item>
      </text:list>
      <text:p text:style-name="P35">For bot to base - </text:p>
      <text:p text:style-name="P36"><text:a xlink:type="simple" xlink:href="https://howtomechatronics.com/tutorials/arduino/arduino-and-hc-12-long-range-wireless-communication-module/" text:style-name="Internet_20_link" text:visited-style-name="Visited_20_Internet_20_Link"><text:span text:style-name="T8">https://howtomechatronics.com/tutorials/arduino/arduino-and-hc-12-long-range-wireless-communication-module/</text:span></text:a><text:span text:style-name="T6"> </text:span></text:p>
      <text:p text:style-name="P35">Claims 1000m range and bidirectionality.</text:p>
      <text:p text:style-name="P14">Improvement - </text:p>
      <text:list xml:id="list2478881831" text:style-name="L15">
        <text:list-item>
          <text:p text:style-name="P23">Can implement feedback mechanism between arduino network since NRF24L01 is bidirectional.</text:p>
        </text:list-item>
      </text:list>
      <text:p text:style-name="Text_20_body"/>
      <text:p text:style-name="P31">Bot Network Setup - </text:p>
      <text:p text:style-name="P30"><text:soft-page-break/>(not needed anymore, keep it in case later needed for something else)</text:p>
      <text:p text:style-name="P14">Process - </text:p>
      <text:list xml:id="list1304494216" text:style-name="L16">
        <text:list-item>
          <text:p text:style-name="P24">All arduinos will have nrf24l01 attached to them for network creation.</text:p>
        </text:list-item>
        <text:list-item>
          <text:p text:style-name="P24">Initialise network in all of them.</text:p>
        </text:list-item>
        <text:list-item>
          <text:p text:style-name="P24">Assign address and function levels to the arduinos.</text:p>
        </text:list-item>
        <text:list-item>
          <text:p text:style-name="P24">In master arduino check function level and send to appropriate child arduino (nrf24l01 can interact with 5 others in the same level, so no need to go more than one level deep). </text:p>
        </text:list-item>
      </text:list>
      <text:p text:style-name="Text_20_body"/>
      <text:p text:style-name="P14">Problem - </text:p>
      <text:list xml:id="list2564870051" text:style-name="L17">
        <text:list-item>
          <text:p text:style-name="P25">Sending results of object detection, autonomous feedback and live feed to base.</text:p>
        </text:list-item>
        <text:list-item>
          <text:p text:style-name="P25">PC also needs control on base motor during autonomous.</text:p>
        </text:list-item>
      </text:list>
      <text:p text:style-name="P14">Improvement - </text:p>
      <text:list xml:id="list1924111144" text:style-name="L18">
        <text:list-item>
          <text:p text:style-name="P26">Can make make master arduino as base motor but will introduce a lot of code/functionality on a single arduino</text:p>
        </text:list-item>
      </text:list>
      <text:p text:style-name="Text_20_body"/>
      <text:p text:style-name="P31">Communication process - </text:p>
      <text:p text:style-name="Text_20_body"/>
      <text:p text:style-name="P14">Process - </text:p>
      <text:list xml:id="list2594795868" text:style-name="L19">
        <text:list-item>
          <text:p text:style-name="P27">Base to bot same as mentioned above.</text:p>
        </text:list-item>
        <text:list-item>
          <text:p text:style-name="P27">Shift task assigning work from receiving arduino to pc (PC can connect to multiple arduinos using usb hub).</text:p>
        </text:list-item>
        <text:list-item>
          <text:p text:style-name="P27">Done using hc12 (solves bidirectionality problem)</text:p>
        </text:list-item>
        <text:list-item>
          <text:p text:style-name="P27">This can be used to send control commands, and receive object detection results and autonomous feedback.</text:p>
        </text:list-item>
      </text:list>
      <text:p text:style-name="Text_20_body"/>
      <text:p text:style-name="P14">Problem - </text:p>
      <text:list xml:id="list783485563" text:style-name="L20">
        <text:list-item>
          <text:p text:style-name="P28">Need reliable method for video transmission.</text:p>
        </text:list-item>
      </text:list>
      <text:h text:style-name="P39" text:outline-level="2">Electrical</text:h>
      <text:h text:style-name="P40" text:outline-level="3">Calculations</text:h>
      <text:p text:style-name="P5">Wheels dia=10cm</text:p>
      <text:p text:style-name="P5">Torque (whole bot): 7.5 kgcm</text:p>
      <text:p text:style-name="P5">We need motors of 10-15 kgcm</text:p>
      <text:h text:style-name="P40" text:outline-level="3">GCB Design</text:h>
      <text:h text:style-name="P40" text:outline-level="3">PCB Design</text:h>
      <text:p text:style-name="Text_20_body"/>
      <text:p text:style-name="P5"><text:soft-page-break/>Motors to be used</text:p>
      <text:p text:style-name="P5">ARM </text:p>
      <text:list xml:id="list2309665435" text:style-name="L21">
        <text:list-item>
          <text:p text:style-name="P12">2 stepper motors (requires 5V); 1 L298N</text:p>
        </text:list-item>
        <text:list-item>
          <text:p text:style-name="P12">1 DC motor(Gripper) ; 1 single channel cytron</text:p>
        </text:list-item>
      </text:list>
      <text:p text:style-name="P5">BASE </text:p>
      <text:p text:style-name="P5">4 DC motors ; 2 dual channel cytrons</text:p>
      <text:p text:style-name="Text_20_body"/>
      <text:h text:style-name="P39" text:outline-level="2">Mechanical</text:h>
      <text:h text:style-name="P40" text:outline-level="3">Design</text:h>
      <text:p text:style-name="Text_20_body"/>
      <text:h text:style-name="P38" text:outline-level="2">Finance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Components</text:p>
          </table:table-cell>
          <table:table-cell table:style-name="Table2.A1" office:value-type="string">
            <text:p text:style-name="P2">Price</text:p>
          </table:table-cell>
        </table:table-row>
        <table:table-row>
          <table:table-cell table:style-name="Table2.A1" office:value-type="string">
            <text:p text:style-name="P2">RF HC-12</text:p>
          </table:table-cell>
          <table:table-cell table:style-name="Table2.A1" office:value-type="string">
            <text:p text:style-name="P2">900 Rs for Pair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8:18:51.003204919</meta:creation-date>
    <dc:date>2019-02-17T18:19:57.942453932</dc:date>
    <meta:editing-duration>PT1M8S</meta:editing-duration>
    <meta:editing-cycles>1</meta:editing-cycles>
    <meta:document-statistic meta:table-count="2" meta:image-count="0" meta:object-count="0" meta:page-count="6" meta:paragraph-count="153" meta:word-count="1212" meta:character-count="7181" meta:non-whitespace-character-count="6164"/>
    <meta:generator>LibreOffice/6.0.7.3$Linux_X86_64 LibreOffice_project/00m0$Build-3</meta:generator>
  </office:meta>
</office:document-meta>
</file>